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Header">
      <style:text-properties officeooo:rsid="001fac6c" officeooo:paragraph-rsid="001fac6c"/>
    </style:style>
    <style:style style:name="P2" style:family="paragraph" style:parent-style-name="Heading_20_3">
      <style:paragraph-properties fo:text-align="justify" style:justify-single-word="false"/>
    </style:style>
    <style:style style:name="P3" style:family="paragraph" style:parent-style-name="Standard">
      <style:paragraph-properties fo:text-align="justify" style:justify-single-word="false"/>
      <style:text-properties fo:language="es" fo:country="ES" officeooo:rsid="00176544" officeooo:paragraph-rsid="00176544"/>
    </style:style>
    <style:style style:name="P4" style:family="paragraph" style:parent-style-name="Standard">
      <style:paragraph-properties fo:text-align="justify" style:justify-single-word="false"/>
      <style:text-properties fo:language="es" fo:country="ES" officeooo:rsid="001a480d" officeooo:paragraph-rsid="001a480d"/>
    </style:style>
    <style:style style:name="P5" style:family="paragraph" style:parent-style-name="Standard">
      <style:paragraph-properties fo:text-align="justify" style:justify-single-word="false"/>
      <style:text-properties fo:language="es" fo:country="ES" fo:font-weight="bold" officeooo:rsid="00176544" officeooo:paragraph-rsid="001bd06e" style:font-weight-asian="bold" style:font-weight-complex="bold"/>
    </style:style>
    <style:style style:name="P6" style:family="paragraph" style:parent-style-name="Standard">
      <style:paragraph-properties fo:text-align="justify" style:justify-single-word="false"/>
      <style:text-properties fo:language="es" fo:country="ES" fo:font-weight="bold" officeooo:rsid="00176544" officeooo:paragraph-rsid="00176544" style:font-weight-asian="bold" style:font-weight-complex="bold"/>
    </style:style>
    <style:style style:name="P7" style:family="paragraph" style:parent-style-name="Text_20_body">
      <style:paragraph-properties fo:text-align="justify" style:justify-single-word="false"/>
      <style:text-properties officeooo:rsid="001d0267" officeooo:paragraph-rsid="001d0267"/>
    </style:style>
    <style:style style:name="P8" style:family="paragraph" style:parent-style-name="Text_20_body">
      <style:paragraph-properties fo:text-align="justify" style:justify-single-word="false"/>
      <style:text-properties officeooo:rsid="001e5c4c" officeooo:paragraph-rsid="001e5c4c"/>
    </style:style>
    <style:style style:name="T1" style:family="text">
      <style:text-properties officeooo:rsid="00190ce5"/>
    </style:style>
    <style:style style:name="T2" style:family="text">
      <style:text-properties fo:font-weight="bold" style:font-weight-asian="bold" style:font-weight-complex="bold"/>
    </style:style>
    <style:style style:name="T3" style:family="text">
      <style:text-properties fo:font-weight="bold" officeooo:rsid="00190ce5" style:font-weight-asian="bold" style:font-weight-complex="bold"/>
    </style:style>
    <style:style style:name="T4" style:family="text">
      <style:text-properties fo:font-weight="normal" officeooo:rsid="00190ce5" style:font-weight-asian="normal" style:font-weight-complex="normal"/>
    </style:style>
    <style:style style:name="T5" style:family="text">
      <style:text-properties fo:font-weight="normal" officeooo:rsid="001a480d" style:font-weight-asian="normal" style:font-weight-complex="normal"/>
    </style:style>
    <style:style style:name="T6" style:family="text">
      <style:text-properties fo:font-weight="normal" officeooo:rsid="001bd06e" style:font-weight-asian="normal" style:font-weight-complex="normal"/>
    </style:style>
    <style:style style:name="T7" style:family="text">
      <style:text-properties officeooo:rsid="001a480d"/>
    </style:style>
    <style:style style:name="T8" style:family="text">
      <style:text-properties officeooo:rsid="001bd06e"/>
    </style:style>
    <style:style style:name="T9" style:family="text">
      <style:text-properties officeooo:rsid="001e5c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1. <text:span text:style-name="T1">Detectar y describir </text:span><text:span text:style-name="T3">3 sectores ecnómicos</text:span><text:span text:style-name="T4"> que más se ajusten a tu perfil personal y profesional, ordenándolos por </text:span><text:span text:style-name="T5">nivel</text:span><text:span text:style-name="T4"> de preferencia</text:span></text:h>
      <text:p text:style-name="P3"/>
      <text:p text:style-name="P4">Los 3 sectores económicos que se ajustan más a mi perfil personal y profesional son:</text:p>
      <text:p text:style-name="P5">Tecnologías de la comunicación y la información: <text:span text:style-name="T6">En este sector de TI, se ofrecen servicios trasversales desde la implementación de redes, hasta la instalación, mantenimiento de servidores y/o sus servicios. </text:span></text:p>
      <text:p text:style-name="P5"><text:span text:style-name="T6"/></text:p>
      <text:p text:style-name="P3"><text:span text:style-name="T2">Tecnología basada en computación y servicios en red:</text:span> <text:span text:style-name="T7">En este sector de la tecnología informática, se dedican a ofrecer servicios a las empresas en los cuales se realizan trabajos </text:span><text:span text:style-name="T8">basados en procesar sus transacciones, almacernarlas, aumentar o disminuir su consumo de computación según la demanda, supervisar los servicios, etc...</text:span></text:p>
      <text:p text:style-name="P3"/>
      <text:p text:style-name="P6">Finanza<text:span text:style-name="T8">s de pequeños negocios: </text:span><text:span text:style-name="T6">Se ofrecen servicios basados en programar y diseñar un sistema de información adaptado a cada pequeño negocio, por ejemplo se diseña un sistema de información de logística de almacen, para que en cada momento puedan consultar si tienen disponibilidad o si se van a agotar ciertos productos.</text:span></text:p>
      <text:p text:style-name="P3"/>
      <text:h text:style-name="P2" text:outline-level="3">2. Describir los principales roles y competencias demandados en cada uno de esos 3 sectores.</text:h>
      <text:p text:style-name="P7">En el primer sector, el principal rol es el de administrador de sistemas o de redes o helpdesk, donde la principal competencia es atender a demandas desde la empresa de nuevos servicios o de resolución de problemas. Así como <text:span text:style-name="T9">preparar, mejorar, monitorizar y adaptar los servicios.</text:span></text:p>
      <text:p text:style-name="P8">En el segundo sector, sería un rol parecido al del primer sector, pero con sutiles diferencias, aquí me encargo más de ofrecer servicios bajo un SLA a clientes bajo demanda y dichos servicios se ofrecen desde un stack de Plataforma, de Software que el cliente no sabe nada de ellos.</text:p>
      <text:p text:style-name="P8">En el tercer sector, mi rol sería el de programación y de administrador de bases de datos. Donde yo diseño toda la parte integral de dicho sistema de información y la implemento</text:p>
      <text:h text:style-name="Heading_20_3" text:outline-level="3">3. Establecer un plan de acción que te permita alcanzar ese rol y las competencias necesarias</text:h>
      <text:p text:style-name="P8">Para alcanzar ese rol lo primero es necesario aprender todas las competencias mediante un ciclo formativo de grado profesional FP relacionado como el ASIR, excepto en la última, donde es necesario uno de programación o de web. Además de aprender los cursos o certificaciones relacionadas online o presencial en alguna academia.<text:line-break/>Luego para ir al rol aplicar en un trabajo junior que te permita ir ganando experiencia en el campo porque mucho de lo que se aprende no está en el lado educativ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ac6c" officeooo:paragraph-rsid="001fac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edro Antonio Mayorgas Parejo – Coach laboral laboratorio 0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1T19:51:33.383251970</meta:creation-date>
    <dc:date>2023-08-21T17:27:24.087643826</dc:date>
    <meta:editing-duration>PT1H58M32S</meta:editing-duration>
    <meta:editing-cycles>7</meta:editing-cycles>
    <meta:generator>LibreOffice/7.5.5.2$Linux_X86_64 LibreOffice_project/50$Build-2</meta:generator>
    <meta:document-statistic meta:table-count="0" meta:image-count="0" meta:object-count="0" meta:page-count="1" meta:paragraph-count="12" meta:word-count="417" meta:character-count="2555" meta:non-whitespace-character-count="2148"/>
  </office:meta>
</office:document-meta>
</file>